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text-properties fo:font-style="italic" style:font-style-asian="italic" style:font-style-complex="italic" fo:color="#FF0000" fo:font-size="36pt" style:font-size-asian="36pt" style:font-size-complex="36pt"/>
    </style:style>
    <style:style style:name="T2" style:parent-style-name="Policepardéfaut" style:family="text">
      <style:text-properties fo:font-weight="bold" style:font-weight-asian="bold" style:font-weight-complex="bold" fo:color="#92D050"/>
    </style:style>
    <style:style style:name="T3" style:parent-style-name="Policepardéfaut" style:family="text">
      <style:text-properties fo:font-weight="bold" style:font-weight-asian="bold" style:font-weight-complex="bold" fo:color="#92D050"/>
    </style:style>
    <style:style style:name="P4" style:parent-style-name="Normal" style:list-style-name="LFO1" style:family="paragraph"/>
    <style:style style:name="P5" style:parent-style-name="Normal" style:list-style-name="LFO1" style:family="paragraph"/>
    <style:style style:name="P6" style:parent-style-name="Normal" style:list-style-name="LFO1" style:family="paragraph"/>
    <style:style style:name="P7" style:parent-style-name="Normal" style:list-style-name="LFO1" style:family="paragraph"/>
    <style:style style:name="P8" style:parent-style-name="Normal" style:list-style-name="LFO1" style:family="paragraph"/>
    <style:style style:name="P9" style:parent-style-name="Normal" style:list-style-name="LFO1" style:family="paragraph"/>
    <style:style style:name="T10" style:parent-style-name="Policepardéfaut" style:family="text">
      <style:text-properties fo:font-weight="bold" style:font-weight-asian="bold" style:font-weight-complex="bold" fo:color="#0070C0"/>
    </style:style>
    <style:style style:name="T11" style:parent-style-name="Policepardéfaut" style:family="text">
      <style:text-properties fo:font-weight="bold" style:font-weight-asian="bold" style:font-weight-complex="bold" fo:color="#92D050"/>
    </style:style>
    <style:style style:name="P12" style:parent-style-name="Normal" style:list-style-name="LFO2" style:family="paragraph"/>
    <style:style style:name="P13" style:parent-style-name="Normal" style:list-style-name="LFO2" style:family="paragraph"/>
    <style:style style:name="P14" style:parent-style-name="Normal" style:list-style-name="LFO2" style:family="paragraph"/>
    <style:style style:name="T15" style:parent-style-name="Policepardéfaut" style:family="text">
      <style:text-properties fo:font-weight="bold" style:font-weight-asian="bold" style:font-weight-complex="bold" fo:color="#92D050"/>
    </style:style>
    <style:style style:name="P16" style:parent-style-name="Normal" style:list-style-name="LFO3" style:family="paragraph"/>
    <style:style style:name="P17" style:parent-style-name="Normal" style:list-style-name="LFO3" style:family="paragraph"/>
    <style:style style:name="P18" style:parent-style-name="Normal" style:list-style-name="LFO3" style:family="paragraph"/>
    <style:style style:name="T19" style:parent-style-name="Policepardéfaut" style:family="text">
      <style:text-properties fo:font-weight="bold" style:font-weight-asian="bold" style:font-weight-complex="bold" fo:color="#92D050"/>
    </style:style>
    <style:style style:name="P20" style:parent-style-name="Normal" style:list-style-name="LFO4" style:family="paragraph"/>
    <style:style style:name="P21" style:parent-style-name="Normal" style:list-style-name="LFO4" style:family="paragraph"/>
    <style:style style:name="T22" style:parent-style-name="Policepardéfaut" style:family="text">
      <style:text-properties fo:font-weight="bold" style:font-weight-asian="bold" style:font-weight-complex="bold" fo:color="#92D050"/>
    </style:style>
    <style:style style:name="P23" style:parent-style-name="Normal" style:list-style-name="LFO5" style:family="paragraph"/>
    <style:style style:name="P24" style:parent-style-name="Normal" style:list-style-name="LFO5" style:family="paragraph"/>
    <style:style style:name="P25" style:parent-style-name="Normal" style:list-style-name="LFO5" style:family="paragraph"/>
    <style:style style:name="T26" style:parent-style-name="Policepardéfaut" style:family="text">
      <style:text-properties fo:font-weight="bold" style:font-weight-asian="bold" style:font-weight-complex="bold" fo:color="#92D050"/>
    </style:style>
    <style:style style:name="P27" style:parent-style-name="Normal" style:list-style-name="LFO6" style:family="paragraph"/>
    <style:style style:name="P28" style:parent-style-name="Normal" style:list-style-name="LFO6" style:family="paragraph"/>
    <style:style style:name="P29" style:parent-style-name="Normal" style:list-style-name="LFO6" style:family="paragraph"/>
    <style:style style:name="P30" style:parent-style-name="Normal" style:list-style-name="LFO6" style:family="paragraph"/>
    <style:style style:name="P31" style:parent-style-name="Normal" style:list-style-name="LFO6" style:family="paragraph"/>
    <style:style style:name="P32" style:parent-style-name="Normal" style:list-style-name="LFO6" style:family="paragraph"/>
    <style:style style:name="T33" style:parent-style-name="Policepardéfaut" style:family="text">
      <style:text-properties fo:font-weight="bold" style:font-weight-asian="bold" style:font-weight-complex="bold" fo:color="#92D050"/>
    </style:style>
  </office:automatic-styles>
  <office:body>
    <office:text text:use-soft-page-breaks="true">
      <text:p text:style-name="P1">Cahier des Charges - Projet de Développement de Site Web de Vente de Voitures</text:p>
      <text:p text:style-name="Normal"><text:span text:style-name="T2">1. Introduction</text:span></text:p>
      <text:p text:style-name="Normal">Ce document énonce les exigences et les spécifications pour le projet de développement d'un site web de vente de voitures. Le site sera conçu en utilisant les langages de programmation HTML, CSS et Bootstrap pour garantir une expérience utilisateur optimale.</text:p>
      <text:p text:style-name="Normal"><text:span text:style-name="T3">2. Objectifs du Projet</text:span></text:p>
      <text:p text:style-name="Normal">Les principaux objectifs du projet sont les suivants :</text:p>
      <text:list text:style-name="LFO1" text:continue-numbering="true">
        <text:list-item>
          <text:p text:style-name="P4">Créer un site web de vente de voitures interactif et convivial.</text:p>
        </text:list-item>
        <text:list-item>
          <text:p text:style-name="P5">Présenter différents modèles de voitures avec leurs prix sur la page d'accueil.</text:p>
        </text:list-item>
        <text:list-item>
          <text:p text:style-name="P6">Permettre aux utilisateurs de visualiser chaque modèle sous différents angles et de choisir le type de finition sur la page du produit.</text:p>
        </text:list-item>
        <text:list-item>
          <text:p text:style-name="P7">Mettre en place une page d'achat avec un formulaire pour collecter les informations de paiement.</text:p>
        </text:list-item>
        <text:list-item>
          <text:p text:style-name="P8">Intégrer une fonction de réservation pour permettre aux utilisateurs de planifier des essais routiers sur la page de réservation.</text:p>
        </text:list-item>
        <text:list-item>
          <text:p text:style-name="P9">Fournir une page de contact avec un formulaire pour laisser des commentaires, poser des questions ou signaler des problèmes.</text:p>
        </text:list-item>
      </text:list>
      <text:p text:style-name="Normal"><text:span text:style-name="T10">3. Pages du Site Web</text:span></text:p>
      <text:p text:style-name="Normal">Le site web sera composé des pages suivantes :</text:p>
      <text:p text:style-name="Normal"><text:span text:style-name="T11">3.1. Page d'Accueil (Home)</text:span></text:p>
      <text:list text:style-name="LFO2" text:continue-numbering="true">
        <text:list-item>
          <text:p text:style-name="P12">Présenter différents modèles de voitures avec leurs prix.</text:p>
        </text:list-item>
        <text:list-item>
          <text:p text:style-name="P13">Inclure des images attrayantes et des descriptions concises.</text:p>
        </text:list-item>
        <text:list-item>
          <text:p text:style-name="P14">Ajouter un menu déroulant pour choisir le type de finition.</text:p>
        </text:list-item>
      </text:list>
      <text:p text:style-name="Normal"><text:span text:style-name="T15">3.2. Page de Produit</text:span></text:p>
      <text:list text:style-name="LFO3" text:continue-numbering="true">
        <text:list-item>
          <text:p text:style-name="P16">Afficher des images du produit sous différents angles.</text:p>
        </text:list-item>
        <text:list-item>
          <text:p text:style-name="P17">Permettre aux utilisateurs de sélectionner le type de finition.</text:p>
        </text:list-item>
        <text:list-item>
          <text:p text:style-name="P18">Inclure deux boutons : "Acheter" et "Réserver".</text:p>
        </text:list-item>
      </text:list>
      <text:soft-page-break/>
      <text:p text:style-name="Normal"><text:span text:style-name="T19">3.3. Page d'Achat</text:span></text:p>
      <text:list text:style-name="LFO4" text:continue-numbering="true">
        <text:list-item>
          <text:p text:style-name="P20">Contenir un formulaire pour saisir les informations de paiement (nom, prénom, numéro de carte bancaire, date d'expiration, code de sécurité).</text:p>
        </text:list-item>
        <text:list-item>
          <text:p text:style-name="P21">Inclure un bouton de confirmation pour finaliser l'achat.</text:p>
        </text:list-item>
      </text:list>
      <text:p text:style-name="Normal"><text:span text:style-name="T22">3.4. Page de Réservation</text:span></text:p>
      <text:list text:style-name="LFO5" text:continue-numbering="true">
        <text:list-item>
          <text:p text:style-name="P23">Permettre aux utilisateurs de choisir le modèle, la date et l'heure de l'essai routier.</text:p>
        </text:list-item>
        <text:list-item>
          <text:p text:style-name="P24">Afficher un formulaire pour recueillir les informations de réservation (nom, prénom, numéro de téléphone, date, heure).</text:p>
        </text:list-item>
        <text:list-item>
          <text:p text:style-name="P25">Inclure un bouton de confirmation pour soumettre la réservation.</text:p>
        </text:list-item>
      </text:list>
      <text:p text:style-name="Normal"><text:span text:style-name="T26">3.5. Page de Contact</text:span></text:p>
      <text:list text:style-name="LFO6" text:continue-numbering="true">
        <text:list-item>
          <text:p text:style-name="P27">Afficher un formulaire de contact avec les champs suivants :</text:p>
          <text:list text:continue-numbering="true">
            <text:list-item>
              <text:p text:style-name="P28">Nom et prénom.</text:p>
            </text:list-item>
            <text:list-item>
              <text:p text:style-name="P29">Numéro de téléphone.</text:p>
            </text:list-item>
            <text:list-item>
              <text:p text:style-name="P30">Adresse e-mail.</text:p>
            </text:list-item>
            <text:list-item>
              <text:p text:style-name="P31">Message (pour décrire le problème, poser des questions, etc.).</text:p>
            </text:list-item>
          </text:list>
        </text:list-item>
        <text:list-item>
          <text:p text:style-name="P32">Inclure un bouton pour envoyer le formulaire.</text:p>
        </text:list-item>
      </text:list>
      <text:p text:style-name="Normal"><text:span text:style-name="T33">4. Design et Style</text:span></text:p>
      <text:p text:style-name="Normal">Le site web adoptera un design moderne et réactif en utilisant Bootstrap pour garantir une compatibilité avec divers dispositif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OUR ADAM</meta:initial-creator>
    <dc:creator>BOUR ADAM</dc:creator>
    <meta:creation-date>2023-11-19T22:08:00Z</meta:creation-date>
    <dc:date>2023-11-19T22:18:00Z</dc:date>
    <meta:template xlink:href="Normal" xlink:type="simple"/>
    <meta:editing-cycles>1</meta:editing-cycles>
    <meta:editing-duration>PT600S</meta:editing-duration>
    <meta:document-statistic meta:page-count="2" meta:paragraph-count="4" meta:word-count="374" meta:character-count="2430" meta:row-count="17" meta:non-whitespace-character-count="2060"/>
  </office:meta>
</office:document-meta>
</file>